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f8f11" officeooo:paragraph-rsid="000f8f11" style:font-size-asian="14pt" style:font-size-complex="16pt"/>
    </style:style>
    <style:style style:name="P2" style:family="paragraph" style:parent-style-name="Standard">
      <style:text-properties fo:font-size="16pt" officeooo:rsid="0010bf5e" officeooo:paragraph-rsid="0010bf5e" style:font-size-asian="14pt" style:font-size-complex="16pt"/>
    </style:style>
    <style:style style:name="P3" style:family="paragraph" style:parent-style-name="Standard">
      <style:text-properties fo:font-size="16pt" officeooo:rsid="00125ad6" officeooo:paragraph-rsid="00125ad6" style:font-size-asian="14pt" style:font-size-complex="16pt"/>
    </style:style>
    <style:style style:name="P4" style:family="paragraph" style:parent-style-name="Standard">
      <style:text-properties fo:font-size="16pt" officeooo:rsid="00132217" officeooo:paragraph-rsid="00132217" style:font-size-asian="14pt" style:font-size-complex="16pt"/>
    </style:style>
    <style:style style:name="P5" style:family="paragraph" style:parent-style-name="Standard">
      <style:text-properties fo:font-size="16pt" officeooo:paragraph-rsid="00142940"/>
    </style:style>
    <style:style style:name="T1" style:family="text">
      <style:text-properties fo:color="#c586c0" style:font-name="Droid Sans Mono" fo:font-size="10.5pt" fo:font-weight="normal" officeooo:rsid="00142940" fo:background-color="#1e1e1e" loext:char-shading-value="0" style:font-size-asian="14pt" style:font-size-complex="16pt"/>
    </style:style>
    <style:style style:name="T2" style:family="text">
      <style:text-properties officeooo:rsid="00142940" style:font-size-asian="14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#include&lt;stdio.h&gt;</text:p>
      <text:p text:style-name="P1">int main()</text:p>
      <text:p text:style-name="P1">{</text:p>
      <text:p text:style-name="P1"><text:s text:c="4"/>int a[10],sum=0,i;</text:p>
      <text:p text:style-name="P1"><text:s text:c="4"/>printf("Enter 10 numbers:-");</text:p>
      <text:p text:style-name="P1"><text:s text:c="4"/>for(i=0;i&lt;10;i++)</text:p>
      <text:p text:style-name="P1"><text:s text:c="8"/>scanf("%d",&amp;a[i]);</text:p>
      <text:p text:style-name="P1"><text:s text:c="4"/>for(i=0;i&lt;10;i++)</text:p>
      <text:p text:style-name="P1"><text:s text:c="8"/>sum=sum+a[i];</text:p>
      <text:p text:style-name="P1"><text:s text:c="4"/>printf("The sum of the numbers is %d\n",sum);</text:p>
      <text:p text:style-name="P1"><text:s text:c="4"/>return 0;</text:p>
      <text:p text:style-name="P1">}</text:p>
      <text:p text:style-name="P1"/>
      <text:p text:style-name="P1">2.#include&lt;stdio.h&gt;</text:p>
      <text:p text:style-name="P1">int main()</text:p>
      <text:p text:style-name="P1">{</text:p>
      <text:p text:style-name="P1"><text:s text:c="4"/>int a[10],sum=0,i;</text:p>
      <text:p text:style-name="P1"><text:s text:c="4"/>float avg;</text:p>
      <text:p text:style-name="P1"><text:s text:c="4"/>printf("Enter 10 numbers:-");</text:p>
      <text:p text:style-name="P1"><text:s text:c="4"/>for(i=0;i&lt;10;i++)</text:p>
      <text:p text:style-name="P1"><text:s text:c="8"/>scanf("%d",&amp;a[i]);</text:p>
      <text:p text:style-name="P1"><text:s text:c="4"/>for(i=0;i&lt;10;i++)</text:p>
      <text:p text:style-name="P1"><text:s text:c="8"/>sum=sum+a[i];</text:p>
      <text:p text:style-name="P1"><text:s text:c="4"/>avg=sum/10.0;</text:p>
      <text:p text:style-name="P1"><text:s text:c="4"/>printf("The average of the numbers is %.2f\n",avg);</text:p>
      <text:p text:style-name="P1"><text:s text:c="4"/>return 0;</text:p>
      <text:p text:style-name="P1">}</text:p>
      <text:p text:style-name="P1"/>
      <text:p text:style-name="P1">3.#include&lt;stdio.h&gt;</text:p>
      <text:p text:style-name="P1">int main()</text:p>
      <text:p text:style-name="P1">{</text:p>
      <text:p text:style-name="P1"><text:s text:c="4"/>int a[10],se=0,so=0,i;</text:p>
      <text:p text:style-name="P1"><text:s text:c="4"/>printf("Enter 10 numbers:-");</text:p>
      <text:p text:style-name="P1"><text:s text:c="4"/>for(i=0;i&lt;10;i++)</text:p>
      <text:p text:style-name="P1"><text:s text:c="8"/>scanf("%d",&amp;a[i]);</text:p>
      <text:p text:style-name="P1"><text:s text:c="4"/>for(i=0;i&lt;10;i++)</text:p>
      <text:p text:style-name="P1"><text:s text:c="4"/>{</text:p>
      <text:p text:style-name="P1"><text:s text:c="8"/>if(a[i]%2)</text:p>
      <text:p text:style-name="P1"><text:s text:c="12"/>so=so+a[i];</text:p>
      <text:p text:style-name="P1"><text:soft-page-break/><text:s text:c="8"/>else</text:p>
      <text:p text:style-name="P1"><text:s text:c="12"/>se=se+a[i];</text:p>
      <text:p text:style-name="P1"><text:s text:c="4"/>}</text:p>
      <text:p text:style-name="P1"><text:s text:c="4"/>printf("The sum of even numbers is %d and odd numbers is %d\n",se,so);</text:p>
      <text:p text:style-name="P1"><text:s text:c="4"/>return 0;</text:p>
      <text:p text:style-name="P1">}</text:p>
      <text:p text:style-name="P1"/>
      <text:p text:style-name="P1">4.#include&lt;stdio.h&gt;</text:p>
      <text:p text:style-name="P1">int main()</text:p>
      <text:p text:style-name="P1">{</text:p>
      <text:p text:style-name="P1"><text:s text:c="4"/>int a[10],great=0,i;</text:p>
      <text:p text:style-name="P1"><text:s text:c="4"/>printf("Enter 10 numbers:-");</text:p>
      <text:p text:style-name="P1"><text:s text:c="4"/>for(i=0;i&lt;10;i++)</text:p>
      <text:p text:style-name="P1"><text:s text:c="8"/>scanf("%d",&amp;a[i]);</text:p>
      <text:p text:style-name="P1"><text:s text:c="4"/>for(i=0;i&lt;10;i++)</text:p>
      <text:p text:style-name="P1"><text:s text:c="4"/>{</text:p>
      <text:p text:style-name="P1"><text:s text:c="8"/>if(a[i]&gt;great)</text:p>
      <text:p text:style-name="P1"><text:s text:c="12"/>great=a[i]; <text:s text:c="11"/></text:p>
      <text:p text:style-name="P1"><text:s text:c="4"/>}</text:p>
      <text:p text:style-name="P1"><text:s text:c="4"/>printf("The greatest number is %d\n",great);</text:p>
      <text:p text:style-name="P1"><text:s text:c="4"/>return 0;</text:p>
      <text:p text:style-name="P1">}</text:p>
      <text:p text:style-name="P1">5.#include&lt;stdio.h&gt;</text:p>
      <text:p text:style-name="P1">int main()</text:p>
      <text:p text:style-name="P1">{</text:p>
      <text:p text:style-name="P1"><text:s text:c="4"/>int a[10],small,i;</text:p>
      <text:p text:style-name="P1"><text:s text:c="4"/>printf("Enter 10 numbers:-");</text:p>
      <text:p text:style-name="P1"><text:s text:c="4"/>for(i=0;i&lt;10;i++)</text:p>
      <text:p text:style-name="P1"><text:s text:c="8"/>scanf("%d",&amp;a[i]);</text:p>
      <text:p text:style-name="P1"><text:s text:c="4"/>small=a[1];</text:p>
      <text:p text:style-name="P1"><text:s text:c="4"/>for(i=0;i&lt;10;i++)</text:p>
      <text:p text:style-name="P1"><text:s text:c="4"/>{</text:p>
      <text:p text:style-name="P1"><text:s text:c="8"/>if(small&gt;a[i])</text:p>
      <text:p text:style-name="P1"><text:s text:c="12"/>small=a[i]; <text:s text:c="11"/></text:p>
      <text:p text:style-name="P1"><text:s text:c="4"/>}</text:p>
      <text:p text:style-name="P1"><text:s text:c="4"/>printf("The smallest number is %d\n",small);</text:p>
      <text:p text:style-name="P1"><text:s text:c="4"/>return 0;</text:p>
      <text:p text:style-name="P1">}</text:p>
      <text:p text:style-name="P1"><text:soft-page-break/>6.#include&lt;stdio.h&gt;</text:p>
      <text:p text:style-name="P1">int main()</text:p>
      <text:p text:style-name="P1">{</text:p>
      <text:p text:style-name="P1"><text:s text:c="4"/>int a[10],i,j,p;</text:p>
      <text:p text:style-name="P1"><text:s text:c="4"/>printf("Enter 10 numbers:-");</text:p>
      <text:p text:style-name="P1"><text:s text:c="4"/>for(i=0;i&lt;10;i++)</text:p>
      <text:p text:style-name="P1"><text:s text:c="8"/>scanf("%d",&amp;a[i]);</text:p>
      <text:p text:style-name="P1"><text:s text:c="4"/>printf("The array is:-");</text:p>
      <text:p text:style-name="P1"><text:s text:c="4"/>for(i=0;i&lt;10;i++)</text:p>
      <text:p text:style-name="P1"><text:s text:c="8"/>printf("%d\t",a[i]);</text:p>
      <text:p text:style-name="P1"><text:s text:c="4"/>printf("\n");</text:p>
      <text:p text:style-name="P1"><text:s text:c="4"/>for(i=0;i&lt;10;i++)</text:p>
      <text:p text:style-name="P1"><text:s text:c="4"/>{</text:p>
      <text:p text:style-name="P1"><text:s text:c="8"/>for(j=i+1;j&lt;10;j++)</text:p>
      <text:p text:style-name="P1"><text:s text:c="8"/>{ <text:s text:c="3"/></text:p>
      <text:p text:style-name="P1"><text:s text:c="11"/>if(a[i]&gt;a[j])</text:p>
      <text:p text:style-name="P1"><text:s text:c="11"/>{ <text:s text:c="3"/></text:p>
      <text:p text:style-name="P1"><text:s text:c="15"/>p=a[i]; <text:s text:c="3"/></text:p>
      <text:p text:style-name="P1"><text:s text:c="15"/>a[i]=a[j]; <text:s text:c="3"/></text:p>
      <text:p text:style-name="P1"><text:s text:c="15"/>a[j]=p; <text:s text:c="3"/></text:p>
      <text:p text:style-name="P1"><text:s text:c="11"/>} <text:s text:c="4"/></text:p>
      <text:p text:style-name="P1"><text:s text:c="8"/>} </text:p>
      <text:p text:style-name="P1"><text:s text:c="4"/>}</text:p>
      <text:p text:style-name="P1"><text:s text:c="4"/>printf("New array is :-");</text:p>
      <text:p text:style-name="P1"><text:s text:c="4"/>for(i=0;i&lt;10;i++)</text:p>
      <text:p text:style-name="P1"><text:s text:c="8"/>printf("%d\t",a[i]);</text:p>
      <text:p text:style-name="P1"><text:s text:c="4"/>printf("\n");</text:p>
      <text:p text:style-name="P1"><text:s text:c="4"/>return 0;</text:p>
      <text:p text:style-name="P1">}</text:p>
      <text:p text:style-name="P1"/>
      <text:p text:style-name="P2">7.#include&lt;stdio.h&gt;</text:p>
      <text:p text:style-name="P2">int main()</text:p>
      <text:p text:style-name="P2">{</text:p>
      <text:p text:style-name="P2"><text:s text:c="4"/>int a[10],i,large,large2;</text:p>
      <text:p text:style-name="P2"><text:s text:c="4"/>printf("Enter 10 numbers:-");</text:p>
      <text:p text:style-name="P2"><text:s text:c="4"/>for(i=0;i&lt;10;i++)</text:p>
      <text:p text:style-name="P2"><text:s text:c="8"/>scanf("%d",&amp;a[i]);</text:p>
      <text:p text:style-name="P2"><text:s text:c="4"/>if(a[0]&gt;a[1])</text:p>
      <text:p text:style-name="P2"><text:s text:c="4"/>{</text:p>
      <text:p text:style-name="P2"><text:soft-page-break/><text:s text:c="8"/>large=a[0];</text:p>
      <text:p text:style-name="P2"><text:s text:c="8"/>large2=a[1];</text:p>
      <text:p text:style-name="P2"><text:s text:c="4"/>}</text:p>
      <text:p text:style-name="P2"><text:s text:c="4"/>else</text:p>
      <text:p text:style-name="P2"><text:s text:c="4"/>{</text:p>
      <text:p text:style-name="P2"><text:s text:c="8"/>large=a[1];</text:p>
      <text:p text:style-name="P2"><text:s text:c="8"/>large2=a[0];</text:p>
      <text:p text:style-name="P2"><text:s text:c="4"/>}</text:p>
      <text:p text:style-name="P2"><text:s text:c="4"/>for(i=3;i&lt;10;i++)</text:p>
      <text:p text:style-name="P2"><text:s text:c="4"/>{</text:p>
      <text:p text:style-name="P2"><text:s text:c="8"/>if(large&gt;a[i])</text:p>
      <text:p text:style-name="P2"><text:s text:c="8"/>{</text:p>
      <text:p text:style-name="P2"><text:s text:c="12"/>if(a[i]&gt;large2)</text:p>
      <text:p text:style-name="P2"><text:s text:c="16"/>large2=a[i];</text:p>
      <text:p text:style-name="P2"><text:s text:c="8"/>}</text:p>
      <text:p text:style-name="P2"><text:s text:c="8"/>else</text:p>
      <text:p text:style-name="P2"><text:s text:c="8"/>{</text:p>
      <text:p text:style-name="P2"><text:s text:c="12"/>large2=large;</text:p>
      <text:p text:style-name="P2"><text:s text:c="12"/>large=a[i];</text:p>
      <text:p text:style-name="P2"><text:s text:c="8"/>}</text:p>
      <text:p text:style-name="P2"><text:s text:c="4"/>}</text:p>
      <text:p text:style-name="P2"><text:s text:c="4"/>printf("Second largest number is %d\n",large2); <text:s text:c="2"/></text:p>
      <text:p text:style-name="P2"><text:s text:c="4"/>return 0;</text:p>
      <text:p text:style-name="P2">}</text:p>
      <text:p text:style-name="P2"/>
      <text:p text:style-name="P3">8.#include&lt;stdio.h&gt;</text:p>
      <text:p text:style-name="P3">int main()</text:p>
      <text:p text:style-name="P3">{</text:p>
      <text:p text:style-name="P3"><text:s text:c="4"/>int a[10],i,small,small2;</text:p>
      <text:p text:style-name="P3"><text:s text:c="4"/>printf("Enter 10 numbers:-");</text:p>
      <text:p text:style-name="P3"><text:s text:c="4"/>for(i=0;i&lt;10;i++)</text:p>
      <text:p text:style-name="P3"><text:s text:c="8"/>scanf("%d",&amp;a[i]);</text:p>
      <text:p text:style-name="P3"><text:s text:c="4"/>if(a[0]&gt;a[1])</text:p>
      <text:p text:style-name="P3"><text:s text:c="4"/>{</text:p>
      <text:p text:style-name="P3"><text:s text:c="8"/>small=a[1];</text:p>
      <text:p text:style-name="P3"><text:s text:c="8"/>small2=a[0];</text:p>
      <text:p text:style-name="P3"><text:s text:c="4"/>}</text:p>
      <text:p text:style-name="P3"><text:s text:c="4"/>else</text:p>
      <text:p text:style-name="P3"><text:s text:c="4"/>{</text:p>
      <text:p text:style-name="P3"><text:soft-page-break/><text:s text:c="8"/>small=a[0];</text:p>
      <text:p text:style-name="P3"><text:s text:c="8"/>small2=a[1];</text:p>
      <text:p text:style-name="P3"><text:s text:c="4"/>}</text:p>
      <text:p text:style-name="P3"><text:s text:c="4"/>for(i=2;i&lt;10;i++)</text:p>
      <text:p text:style-name="P3"><text:s text:c="4"/>{</text:p>
      <text:p text:style-name="P3"><text:s text:c="8"/>if(small&lt;a[i])</text:p>
      <text:p text:style-name="P3"><text:s text:c="8"/>{</text:p>
      <text:p text:style-name="P3"><text:s text:c="12"/>if(a[i]&lt;small2)</text:p>
      <text:p text:style-name="P3"><text:s text:c="16"/>small2=a[i];</text:p>
      <text:p text:style-name="P3"><text:s text:c="8"/>}</text:p>
      <text:p text:style-name="P3"><text:s text:c="8"/>else</text:p>
      <text:p text:style-name="P3"><text:s text:c="8"/>{</text:p>
      <text:p text:style-name="P3"><text:s text:c="12"/>small2=small;</text:p>
      <text:p text:style-name="P3"><text:s text:c="12"/>small=a[i];</text:p>
      <text:p text:style-name="P3"><text:s text:c="8"/>}</text:p>
      <text:p text:style-name="P3"><text:s text:c="4"/>}</text:p>
      <text:p text:style-name="P3"><text:s text:c="4"/>printf("Second smallest number is %d\n",small2); <text:s text:c="2"/></text:p>
      <text:p text:style-name="P3"><text:s text:c="4"/>return 0;</text:p>
      <text:p text:style-name="P3">}</text:p>
      <text:p text:style-name="P1"/>
      <text:p text:style-name="P4">9.#include&lt;stdio.h&gt;</text:p>
      <text:p text:style-name="P4">int main()</text:p>
      <text:p text:style-name="P4">{</text:p>
      <text:p text:style-name="P4"><text:s text:c="4"/>int n,i;</text:p>
      <text:p text:style-name="P4"><text:s text:c="4"/>printf("Enter size of array :-");</text:p>
      <text:p text:style-name="P4"><text:s text:c="4"/>scanf("%d",&amp;n);</text:p>
      <text:p text:style-name="P4"><text:s text:c="4"/>int ar[n];</text:p>
      <text:p text:style-name="P4"><text:s text:c="4"/>printf("Enter %d numbers:-",n);</text:p>
      <text:p text:style-name="P4"><text:s text:c="4"/>for(i=0;i&lt;n;i++)</text:p>
      <text:p text:style-name="P4"><text:s text:c="8"/>scanf("%d",&amp;ar[i]);</text:p>
      <text:p text:style-name="P4"><text:s text:c="4"/>for(i=n-1;i&gt;=0;i--)</text:p>
      <text:p text:style-name="P4"><text:s text:c="8"/>printf("%d\t",ar[i]);</text:p>
      <text:p text:style-name="P4"><text:s text:c="4"/>printf("\n");</text:p>
      <text:p text:style-name="P4"><text:s text:c="4"/>return 0;</text:p>
      <text:p text:style-name="P4">}</text:p>
      <text:p text:style-name="P4"/>
      <text:p text:style-name="P5"><text:span text:style-name="T2">10.#include&lt;stdio.h&gt;</text:span></text:p>
      <text:p text:style-name="P5"><text:span text:style-name="T2">int main()</text:span></text:p>
      <text:p text:style-name="P5"><text:span text:style-name="T2">{</text:span></text:p>
      <text:p text:style-name="P5"><text:soft-page-break/><text:span text:style-name="T2"><text:s text:c="4"/>int i,a[10],b[10];</text:span></text:p>
      <text:p text:style-name="P5"><text:span text:style-name="T2"><text:s text:c="4"/>printf("Enter 10 numbers for array :-");</text:span></text:p>
      <text:p text:style-name="P5"><text:span text:style-name="T2"><text:s text:c="4"/>for(i=0;i&lt;10;i++)</text:span></text:p>
      <text:p text:style-name="P5"><text:span text:style-name="T2"><text:s text:c="8"/>scanf("%d",&amp;a[i]);</text:span></text:p>
      <text:p text:style-name="P5"><text:span text:style-name="T2"><text:s text:c="4"/>for(i=0;i&lt;10;i++)</text:span></text:p>
      <text:p text:style-name="P5"><text:span text:style-name="T2"><text:s text:c="8"/>b[i]=a[i];</text:span></text:p>
      <text:p text:style-name="P5"><text:span text:style-name="T2"><text:s text:c="4"/>printf("The first array is:-");</text:span></text:p>
      <text:p text:style-name="P5"><text:span text:style-name="T2"><text:s text:c="4"/>for(i=0;i&lt;10;i++)</text:span></text:p>
      <text:p text:style-name="P5"><text:span text:style-name="T2"><text:s text:c="8"/>printf("%d\t",a[i]); </text:span></text:p>
      <text:p text:style-name="P5"><text:span text:style-name="T2"><text:s text:c="4"/>printf("\n");</text:span></text:p>
      <text:p text:style-name="P5"><text:span text:style-name="T2"><text:s text:c="4"/>printf("The second array is:-");</text:span></text:p>
      <text:p text:style-name="P5"><text:span text:style-name="T2"><text:s text:c="4"/>for(i=0;i&lt;10;i++)</text:span></text:p>
      <text:p text:style-name="P5"><text:span text:style-name="T2"><text:s text:c="8"/>printf("%d\t",b[i]);</text:span></text:p>
      <text:p text:style-name="P5"><text:span text:style-name="T2"><text:s text:c="4"/>printf("\n");</text:span></text:p>
      <text:p text:style-name="P5"><text:span text:style-name="T2"><text:s text:c="4"/>return 0;</text:span></text:p>
      <text:p text:style-name="P5"><text:span text:style-name="T2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2T11:46:13.291544914</meta:creation-date>
    <dc:date>2022-08-02T13:58:47.682487352</dc:date>
    <meta:editing-duration>PT1M42S</meta:editing-duration>
    <meta:editing-cycles>1</meta:editing-cycles>
    <meta:document-statistic meta:table-count="0" meta:image-count="0" meta:object-count="0" meta:page-count="6" meta:paragraph-count="203" meta:word-count="313" meta:character-count="3724" meta:non-whitespace-character-count="2568"/>
    <meta:generator>LibreOffice/6.4.7.2$Linux_X86_64 LibreOffice_project/40$Build-2</meta:generator>
  </office:meta>
</office:document-meta>
</file>